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38cm" svg:height="1.188cm" svg:x="13.5cm" svg:y="1.5cm">
          <text:p text:style-name="P1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" draw:layer="layout" svg:width="2.54cm" svg:height="1.521cm" svg:x="2.96cm" svg:y="3.479cm">
          <text:p text:style-name="P2"><text:span text:style-name="T2">Kudeak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3.5cm" svg:y1="2.094cm" svg:x2="4.23cm" svg:y2="3.479cm" draw:start-shape="id1" draw:start-glue-point="3" draw:end-shape="id2" draw:end-glue-point="0" svg:d="m13500 2094h-9270v1385">
          <text:p/>
        </draw:connector>
        <draw:custom-shape draw:style-name="gr1" draw:text-style-name="P2" draw:id="id3" draw:layer="layout" svg:width="2.04cm" svg:height="1.187cm" svg:x="4cm" svg:y="5.813cm">
          <text:p text:style-name="P2">Biler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4" draw:layer="layout" svg:width="2.04cm" svg:height="1.188cm" svg:x="3.96cm" svg:y="7.5cm">
          <text:p text:style-name="P2">Txosten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6" draw:layer="layout" svg:width="2.04cm" svg:height="1.187cm" svg:x="3.96cm" svg:y="9.313cm">
          <text:p text:style-name="P2">PH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7" draw:layer="layout" svg:width="2.54cm" svg:height="1.521cm" svg:x="8.5cm" svg:y="3.479cm">
          <text:p text:style-name="P2"><text:span text:style-name="T2">Planifikazi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2" draw:layer="layout" svg:width="2.54cm" svg:height="1.521cm" svg:x="15.46cm" svg:y="3.479cm">
          <text:p text:style-name="P2"><text:span text:style-name="T2">Garape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6" draw:layer="layout" svg:width="3.5cm" svg:height="1.521cm" svg:x="23cm" svg:y="3cm">
          <text:p text:style-name="P2"><text:span text:style-name="T2">Dokumentazi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8" draw:layer="layout" svg:width="2.54cm" svg:height="1.687cm" svg:x="9.5cm" svg:y="5.5cm">
          <text:p text:style-name="P2">Interfaze </text:p>
          <text:p text:style-name="P2">Formazio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9" draw:layer="layout" svg:width="3.04cm" svg:height="1.188cm" svg:x="11.96cm" svg:y="7.312cm">
          <text:p text:style-name="P2">WindowBuil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0" draw:layer="layout" svg:width="2cm" svg:height="1.5cm" svg:x="9.5cm" svg:y="9cm">
          <text:p text:style-name="P2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1" draw:layer="layout" svg:width="2cm" svg:height="1cm" svg:x="9.5cm" svg:y="11cm">
          <text:p text:style-name="P2">SQ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3" draw:layer="layout" svg:width="2.5cm" svg:height="1.187cm" svg:x="17cm" svg:y="5.313cm">
          <text:p text:style-name="P2">Interfaze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9" draw:layer="layout" svg:width="1.5cm" svg:height="1cm" svg:x="19cm" svg:y="7cm">
          <text:p text:style-name="P2">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0" draw:layer="layout" svg:width="3cm" svg:height="1.687cm" svg:x="19cm" svg:y="8.313cm">
          <text:p text:style-name="P2">Idazkari </text:p>
          <text:p text:style-name="P2">Gehitu </text:p>
          <text:p text:style-name="P2">Hitzord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1" draw:layer="layout" svg:width="4cm" svg:height="1cm" svg:x="22cm" svg:y="11cm">
          <text:p text:style-name="P2">TerapeutaAgenda</text:p>
          <text:p text:style-name="P2">Iku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2" draw:layer="layout" svg:width="4cm" svg:height="1cm" svg:x="22cm" svg:y="12.5cm">
          <text:p text:style-name="P2">Kobratze Interfa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3" draw:layer="layout" svg:width="3.5cm" svg:height="1cm" svg:x="19cm" svg:y="14cm">
          <text:p text:style-name="P2">Agenda Interfa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4" draw:layer="layout" svg:width="3.5cm" svg:height="1cm" svg:x="19cm" svg:y="15.5cm">
          <text:p text:style-name="P2">Saio Interfa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5" draw:layer="layout" svg:width="3.5cm" svg:height="1cm" svg:x="19cm" svg:y="17.5cm">
          <text:p text:style-name="P2">BezeroDatu</text:p>
          <text:p text:style-name="P2">Kontsula 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4" draw:layer="layout" svg:width="2.5cm" svg:height="1.187cm" svg:x="14.5cm" svg:y="11.813cm">
          <text:p text:style-name="P2">Aplikazioa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8" draw:layer="layout" svg:width="3.5cm" svg:height="1cm" svg:x="7cm" svg:y="13.5cm">
          <text:p text:style-name="P2">Analis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7" draw:layer="layout" svg:width="3.5cm" svg:height="1cm" svg:x="7cm" svg:y="15cm">
          <text:p text:style-name="P2">Diseinu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6" draw:layer="layout" svg:width="3.5cm" svg:height="1cm" svg:x="7cm" svg:y="16.5cm">
          <text:p text:style-name="P2">Inplementazio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5" draw:layer="layout" svg:width="3.5cm" svg:height="1cm" svg:x="7cm" svg:y="18cm">
          <text:p text:style-name="P2">Proba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2.96cm" svg:y1="4.239cm" svg:x2="4cm" svg:y2="6.406cm" draw:start-shape="id2" draw:end-shape="id3" draw:end-glue-point="3" svg:d="m2960 4239h-501v2167h1541">
          <text:p/>
        </draw:connector>
        <draw:connector draw:style-name="gr2" draw:text-style-name="P3" draw:id="id5" draw:layer="layout" draw:line-skew="-0.39cm" svg:x1="2.425cm" svg:y1="6.363cm" svg:x2="3.96cm" svg:y2="8.094cm" draw:end-shape="id4" draw:end-glue-point="3" svg:d="m2425 6363h75v1731h1460">
          <text:p/>
        </draw:connector>
        <draw:connector draw:style-name="gr2" draw:text-style-name="P3" draw:layer="layout" draw:line-skew="0.576cm" svg:x1="2.425cm" svg:y1="6.363cm" svg:x2="3.96cm" svg:y2="9.906cm" draw:start-shape="id5" draw:start-glue-point="2" draw:end-shape="id6" svg:d="m2425 6363h75v3543h1460">
          <text:p/>
        </draw:connector>
        <draw:connector draw:style-name="gr2" draw:text-style-name="P3" draw:layer="layout" draw:line-skew="0.075cm" svg:x1="8.5cm" svg:y1="4.239cm" svg:x2="9.5cm" svg:y2="6.343cm" draw:start-shape="id7" draw:end-shape="id8" draw:end-glue-point="3" svg:d="m8500 4239h-500v2104h1500">
          <text:p/>
        </draw:connector>
        <draw:connector draw:style-name="gr2" draw:text-style-name="P3" draw:layer="layout" svg:x1="10.77cm" svg:y1="7.187cm" svg:x2="11.96cm" svg:y2="7.906cm" draw:start-shape="id8" draw:start-glue-point="2" draw:end-shape="id9" svg:d="m10770 7187v719h1190">
          <text:p/>
        </draw:connector>
        <draw:connector draw:style-name="gr2" draw:text-style-name="P3" draw:layer="layout" draw:line-skew="-0.5cm" svg:x1="8cm" svg:y1="6.332cm" svg:x2="9.5cm" svg:y2="9.75cm" draw:end-shape="id10" draw:end-glue-point="3" svg:d="m8000 6332v0 3418h1500">
          <text:p/>
        </draw:connector>
        <draw:connector draw:style-name="gr2" draw:text-style-name="P3" draw:layer="layout" draw:line-skew="-0.5cm" svg:x1="9.5cm" svg:y1="11.5cm" svg:x2="8cm" svg:y2="9.796cm" draw:start-shape="id11" draw:start-glue-point="3" svg:d="m9500 11500h-1500v-1704 0">
          <text:p/>
        </draw:connector>
        <draw:connector draw:style-name="gr2" draw:text-style-name="P3" draw:layer="layout" svg:x1="14.69cm" svg:y1="2.688cm" svg:x2="15.46cm" svg:y2="4.239cm" draw:start-shape="id1" draw:start-glue-point="2" draw:end-shape="id12" draw:end-glue-point="3" svg:d="m14690 2688v1551h770">
          <text:p/>
        </draw:connector>
        <draw:connector draw:style-name="gr2" draw:text-style-name="P3" draw:layer="layout" svg:x1="13.5cm" svg:y1="2.094cm" svg:x2="9.77cm" svg:y2="3.479cm" draw:start-shape="id1" draw:end-shape="id7" draw:end-glue-point="0" svg:d="m13500 2094h-3730v1385">
          <text:p/>
        </draw:connector>
        <draw:connector draw:style-name="gr2" draw:text-style-name="P3" draw:layer="layout" svg:x1="16.73cm" svg:y1="5cm" svg:x2="17cm" svg:y2="5.906cm" draw:start-shape="id12" draw:start-glue-point="2" draw:end-shape="id13" draw:end-glue-point="3" svg:d="m16730 5000v906h270">
          <text:p/>
        </draw:connector>
        <draw:connector draw:style-name="gr2" draw:text-style-name="P3" draw:layer="layout" svg:x1="17cm" svg:y1="12.406cm" svg:x2="17cm" svg:y2="12.406cm" draw:start-shape="id14" draw:end-shape="id14" svg:d="m17000 12406">
          <text:p/>
        </draw:connector>
        <draw:connector draw:style-name="gr2" draw:text-style-name="P3" draw:layer="layout" svg:x1="14.5cm" svg:y1="12.406cm" svg:x2="10.5cm" svg:y2="18.5cm" draw:start-shape="id14" draw:start-glue-point="3" draw:end-shape="id15" draw:end-glue-point="1" svg:d="m14500 12406h-2000v6094h-2000">
          <text:p/>
        </draw:connector>
        <draw:connector draw:style-name="gr2" draw:text-style-name="P3" draw:layer="layout" svg:x1="14.5cm" svg:y1="12.406cm" svg:x2="10.5cm" svg:y2="17cm" draw:start-shape="id14" draw:start-glue-point="3" draw:end-shape="id16" draw:end-glue-point="1" svg:d="m14500 12406h-2000v4594h-2000">
          <text:p/>
        </draw:connector>
        <draw:connector draw:style-name="gr2" draw:text-style-name="P3" draw:layer="layout" svg:x1="14.5cm" svg:y1="12.406cm" svg:x2="10.5cm" svg:y2="15.5cm" draw:start-shape="id14" draw:end-shape="id17" svg:d="m14500 12406h-2000v3094h-2000">
          <text:p/>
        </draw:connector>
        <draw:connector draw:style-name="gr2" draw:text-style-name="P3" draw:layer="layout" svg:x1="14.5cm" svg:y1="12.406cm" svg:x2="10.5cm" svg:y2="14cm" draw:start-shape="id14" draw:start-glue-point="3" draw:end-shape="id18" draw:end-glue-point="1" svg:d="m14500 12406h-2000v1594h-2000">
          <text:p/>
        </draw:connector>
        <draw:connector draw:style-name="gr2" draw:text-style-name="P3" draw:layer="layout" svg:x1="16.73cm" svg:y1="5cm" svg:x2="15.75cm" svg:y2="11.813cm" draw:start-shape="id12" draw:end-shape="id14" svg:d="m16730 5000v3406h-980v3407">
          <text:p/>
        </draw:connector>
        <draw:connector draw:style-name="gr2" draw:text-style-name="P3" draw:layer="layout" svg:x1="18.25cm" svg:y1="6.5cm" svg:x2="19cm" svg:y2="7.5cm" draw:start-shape="id13" draw:end-shape="id19" draw:end-glue-point="3" svg:d="m18250 6500v1000h750">
          <text:p/>
        </draw:connector>
        <draw:connector draw:style-name="gr2" draw:text-style-name="P3" draw:layer="layout" svg:x1="18.25cm" svg:y1="6.5cm" svg:x2="19cm" svg:y2="9.156cm" draw:start-shape="id13" draw:start-glue-point="2" draw:end-shape="id20" draw:end-glue-point="3" svg:d="m18250 6500v2656h750">
          <text:p/>
        </draw:connector>
        <draw:connector draw:style-name="gr2" draw:text-style-name="P3" draw:layer="layout" svg:x1="20.5cm" svg:y1="10cm" svg:x2="22cm" svg:y2="11.5cm" draw:start-shape="id20" draw:end-shape="id21" draw:end-glue-point="3" svg:d="m20500 10000v1500h1500">
          <text:p/>
        </draw:connector>
        <draw:connector draw:style-name="gr2" draw:text-style-name="P3" draw:layer="layout" svg:x1="20.5cm" svg:y1="10cm" svg:x2="22cm" svg:y2="13cm" draw:start-shape="id20" draw:end-shape="id22" draw:end-glue-point="3" svg:d="m20500 10000v3000h1500">
          <text:p/>
        </draw:connector>
        <draw:connector draw:style-name="gr2" draw:text-style-name="P3" draw:layer="layout" svg:x1="18.25cm" svg:y1="6.5cm" svg:x2="19cm" svg:y2="14.5cm" draw:start-shape="id13" draw:start-glue-point="2" draw:end-shape="id23" draw:end-glue-point="3" svg:d="m18250 6500v8000h750">
          <text:p/>
        </draw:connector>
        <draw:connector draw:style-name="gr2" draw:text-style-name="P3" draw:layer="layout" svg:x1="18.25cm" svg:y1="6.5cm" svg:x2="19cm" svg:y2="16cm" draw:start-shape="id13" draw:start-glue-point="2" draw:end-shape="id24" draw:end-glue-point="3" svg:d="m18250 6500v9500h750">
          <text:p/>
        </draw:connector>
        <draw:connector draw:style-name="gr2" draw:text-style-name="P3" draw:layer="layout" svg:x1="18.25cm" svg:y1="6.5cm" svg:x2="19cm" svg:y2="18cm" draw:start-shape="id13" draw:start-glue-point="2" draw:end-shape="id25" draw:end-glue-point="3" svg:d="m18250 6500v11500h750">
          <text:p/>
        </draw:connector>
        <draw:connector draw:style-name="gr2" draw:text-style-name="P3" draw:layer="layout" svg:x1="15.88cm" svg:y1="2.094cm" svg:x2="24.75cm" svg:y2="3cm" draw:start-shape="id1" draw:end-shape="id26" draw:end-glue-point="0" svg:d="m15880 2094h8870v906">
          <text:p/>
        </draw:connector>
        <draw:custom-shape draw:style-name="gr1" draw:text-style-name="P2" draw:id="id27" draw:layer="layout" svg:width="2.7cm" svg:height="1.5cm" svg:x="26cm" svg:y="5cm">
          <text:p text:style-name="P2">Memoria</text:p>
          <text:p text:style-name="P2">Idatz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8" draw:layer="layout" svg:width="2.7cm" svg:height="1.5cm" svg:x="26cm" svg:y="7cm">
          <text:p text:style-name="P2">Eskuliburua</text:p>
          <text:p text:style-name="P2">E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9" draw:layer="layout" svg:width="2.7cm" svg:height="1.5cm" svg:x="26cm" svg:y="9cm">
          <text:p text:style-name="P2">Aurkezpen</text:p>
          <text:p text:style-name="P2">Prestaket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24.75cm" svg:y1="4.521cm" svg:x2="26cm" svg:y2="5.75cm" draw:start-shape="id26" draw:start-glue-point="2" draw:end-shape="id27" draw:end-glue-point="3" svg:d="m24750 4521v1229h1250">
          <text:p/>
        </draw:connector>
        <draw:connector draw:style-name="gr2" draw:text-style-name="P3" draw:layer="layout" svg:x1="24.75cm" svg:y1="4.521cm" svg:x2="26cm" svg:y2="7.75cm" draw:start-shape="id26" draw:start-glue-point="2" draw:end-shape="id28" draw:end-glue-point="3" svg:d="m24750 4521v3229h1250">
          <text:p/>
        </draw:connector>
        <draw:connector draw:style-name="gr2" draw:text-style-name="P3" draw:layer="layout" svg:x1="24.75cm" svg:y1="4.521cm" svg:x2="26cm" svg:y2="9.75cm" draw:start-shape="id26" draw:start-glue-point="2" draw:end-shape="id29" draw:end-glue-point="3" svg:d="m24750 4521v5229h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uiti </meta:initial-creator>
    <meta:creation-date>2011-02-22T18:20:50</meta:creation-date>
    <dc:date>2011-02-22T19:02:58</dc:date>
    <dc:creator>euiti </dc:creator>
    <meta:editing-duration>PT00H07M40S</meta:editing-duration>
    <meta:editing-cycles>1</meta:editing-cycles>
    <meta:document-statistic meta:object-count="56"/>
    <meta:generator>OpenOffice.org/3.2$Linux OpenOffice.org_project/320m12$Build-9483</meta:generator>
  </office:meta>
</office:document-meta>
</file>